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24_20-43-39_000.jpg</text:p>
          </table:table-cell>
          <table:table-cell table:style-name="ce19" office:value-type="string">
            <text:p><text:s/>:m 食べた物 </text:p>
          </table:table-cell>
          <table:table-cell table:style-name="ce12" office:value-type="string">
            <text:p>:m :PHOTO 寝た時刻 / 2021</text:p>
          </table:table-cell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25_01-59-22_000.jpg</text:p>
          </table:table-cell>
          <table:table-cell table:style-name="ce12" office:value-type="string">
            <text:p>:m 記録 / お酒：飲んだ量</text:p>
          </table:table-cell>
          <table:table-cell table:style-name="ce19" office:value-type="string">
            <text:p>:m :PHOTO 起きた時刻 / 2021</text:p>
          </table:table-cell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25_01-59-28_000.jpg</text:p>
          </table:table-cell>
          <table:table-cell table:style-name="ce19" office:value-type="string">
            <text:p>:m :th / topic=supremacyについて / content=`supremacy`、ウンザリ。堅苦しいのも / lang=ja</text:p>
          </table:table-cell>
          <table:table-cell table:style-name="ce21" office:value-type="string">
            <text:p>:m :PHOTO 起きた時刻（夜中） / 2021</text:p>
          </table:table-cell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th / topic=supremacyについて / content=`supremacy`、ウンザリ。堅苦しいのも / lang=ja">
            <text:p>:m :th / topic=supremacyについて / content=`supremacy`、ウンザリ。堅苦しいのも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25_02-10-43_000.jpg</text:p>
          </table:table-cell>
          <table:table-cell table:style-name="ce19" office:value-type="string">
            <text:p>:m :PHOTO 寝た時刻 / 2021 / ウェブ閲覧、duration=１時間半ぐらい,other=~</text:p>
          </table:table-cell>
          <table:table-cell table:style-name="ce21" office:value-type="string">
            <text:p>:m :PHOTO 起きた時刻（二度寝） / 2021</text:p>
          </table:table-cell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 / ウェブ閲覧、duration=１時間半ぐらい,other=~">
            <text:p>:m :PHOTO 寝た時刻 / 2021 / ウェブ閲覧、duration=１時間半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25_04-48-59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21" office:value-type="string">
            <text:p>:PHOTO 記録 / 文書 / 時刻：start=風呂から戻る～end=アダルト関連閲覧</text:p>
          </table:table-cell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5_04-49-00_000.jpg</text:p>
          </table:table-cell>
          <table:table-cell table:style-name="ce19" office:value-type="string">
            <text:p>-*</text:p>
          </table:table-cell>
          <table:table-cell table:style-name="ce12" office:value-type="string">
            <text:p>:m other / log / 寝る前　ウェブ閲覧　記録 / 就寝前の、動画閲覧</text:p>
          </table:table-cell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25_10-13-04_000.jpg</text:p>
          </table:table-cell>
          <table:table-cell table:style-name="ce19" office:value-type="string">
            <text:p>:m :lets / action activity / やること / genre=身体の仕組み：明け方の過呼吸 / content=明け方の、呼吸困難。原因、探ろう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:lets / action activity / やること / genre=身体の仕組み：明け方の過呼吸 / content=明け方の、呼吸困難。原因、探ろう">
            <text:p>:m :lets / action activity / やること / genre=身体の仕組み：明け方の過呼吸 / content=明け方の、呼吸困難。原因、探ろう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25_10-13-21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25_14-10-47_000.jpg</text:p>
          </table:table-cell>
          <table:table-cell table:style-name="ce19" office:value-type="string">
            <text:p>:m RES 1*2 / free# JVEMV6 68#_164:1 / 68. theoretical-physics(tp) / w=~,topics=量子力学：粒子性(eman),other=~,s=~,i=~,doc=r-9-2~1.8;r-9-2~1.10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1*2 / free# JVEMV6 68#_164:1 / 68. theoretical-physics(tp) / w=~,topics=量子力学：粒子性(eman),other=~,s=~,i=~,doc=r-9-2~1.8;r-9-2~1.10">
            <text:p>:m RES 1*2 / free# JVEMV6 68#_164:1 / 68. theoretical-physics(tp) / w=~,topics=量子力学：粒子性(eman),other=~,s=~,i=~,doc=r-9-2~1.8;r-9-2~1.1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25_14-11-15_000.jpg</text:p>
          </table:table-cell>
          <table:table-cell table:style-name="ce19" office:value-type="string">
            <text:p>:m RES 2*2 / free# JVEMV6 68#_164:1 / 68. theoretical-physics(tp) / w=~,topics=量子力学：粒子性(eman),other=~,s=~,i=~,doc=r-9-2~1.10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2*2 / free# JVEMV6 68#_164:1 / 68. theoretical-physics(tp) / w=~,topics=量子力学：粒子性(eman),other=~,s=~,i=~,doc=r-9-2~1.10">
            <text:p>:m RES 2*2 / free# JVEMV6 68#_164:1 / 68. theoretical-physics(tp) / w=~,topics=量子力学：粒子性(eman),other=~,s=~,i=~,doc=r-9-2~1.1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25_14-39-32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25_17-05-54_000.jpg</text:p>
          </table:table-cell>
          <table:table-cell table:style-name="ce19" office:value-type="string">
            <text:p>:m RES 1*2 / free# JVEMV6 68#_164:1 / 68. theoretical-physics(tp) / w=~,topics=量子力学：粒子性(eman),other=i-2.1:r-9-1~10.9,s=~,i=~,doc=r-9-2~1.10#5;r-9-2~1.11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2 / free# JVEMV6 68#_164:1 / 68. theoretical-physics(tp) / w=~,topics=量子力学：粒子性(eman),other=i-2.1:r-9-1~10.9,s=~,i=~,doc=r-9-2~1.10#5;r-9-2~1.11">
            <text:p>:m RES 1*2 / free# JVEMV6 68#_164:1 / 68. theoretical-physics(tp) / w=~,topics=量子力学：粒子性(eman),other=i-2.1:r-9-1~10.9,s=~,i=~,doc=r-9-2~1.10#5;r-9-2~1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25_17-06-16_000.jpg</text:p>
          </table:table-cell>
          <table:table-cell table:style-name="ce19" office:value-type="string">
            <text:p>:m RES 2*2 / free# JVEMV6 68#_164:1 / 68. theoretical-physics(tp) / w=~,topics=量子力学：粒子性(eman),other=i-2.1:r-9-1~10.9,s=~,i=~,doc=r-9-2~1.11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2*2 / free# JVEMV6 68#_164:1 / 68. theoretical-physics(tp) / w=~,topics=量子力学：粒子性(eman),other=i-2.1:r-9-1~10.9,s=~,i=~,doc=r-9-2~1.11">
            <text:p>:m RES 2*2 / free# JVEMV6 68#_164:1 / 68. theoretical-physics(tp) / w=~,topics=量子力学：粒子性(eman),other=i-2.1:r-9-1~10.9,s=~,i=~,doc=r-9-2~1.1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24_19-06-26_000.mp4</text:p>
          </table:table-cell>
          <table:table-cell table:style-name="ce19" office:value-type="string">
            <text:p>:VIDEO / @自室 / 記録 / jap.flute-bamboo / 演奏、play / R=1 / genr=todays-melody,Re+,other=feeling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-bamboo / 演奏、play / R=1 / genr=todays-melody,Re+,other=feeling:~,file-id=~">
            <text:p>:VIDEO / @自室 / 記録 / jap.flute-bamboo / 演奏、play / R=1 / genr=todays-melody,Re+,other=feeling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24_19-10-18_000.mp4</text:p>
          </table:table-cell>
          <table:table-cell table:style-name="ce19" office:value-type="string">
            <text:p>:VIDEO / @自室 / 記録 / jap.flute-bamboo / 演奏、play / R=2 / genr=todays-melody,Re+,other=feeling:~,file-id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-bamboo / 演奏、play / R=2 / genr=todays-melody,Re+,other=feeling:~,file-id=~">
            <text:p>:VIDEO / @自室 / 記録 / jap.flute-bamboo / 演奏、play / R=2 / genr=todays-melody,Re+,other=feeling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25_18-17-00_000.mp4</text:p>
          </table:table-cell>
          <table:table-cell table:style-name="ce19" office:value-type="string">
            <text:p>:VIDEO / @自室 / 記録 / jap.flute / 演奏、play / R=1 / todays-melody,genr=~,for=played-in-daikan,Re+,other=feeling: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1 / todays-melody,genr=~,for=played-in-daikan,Re+,other=feeling:~;sounds:~,file-id=~">
            <text:p>:VIDEO / @自室 / 記録 / jap.flute / 演奏、play / R=1 / todays-melody,genr=~,for=played-in-daikan,Re+,other=feeling: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25_18-54-38_000.mp4</text:p>
          </table:table-cell>
          <table:table-cell table:style-name="ce19" office:value-type="string">
            <text:p>:VIDEO / @自室 / 記録 / jap.flute-bamboo / 演奏、play / R=1 / genr=todays-melody,Re+,other=feeling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-bamboo / 演奏、play / R=1 / genr=todays-melody,Re+,other=feeling:~,file-id=~">
            <text:p>:VIDEO / @自室 / 記録 / jap.flute-bamboo / 演奏、play / R=1 / genr=todays-melody,Re+,other=feeling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25_18-59-16_000.mp4</text:p>
          </table:table-cell>
          <table:table-cell table:style-name="ce19" office:value-type="string">
            <text:p>:VIDEO / @自室 / 記録 / jap.flute-bamboo / 演奏、play / R=2 / genr=todays-melody,Re+,other=feeling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-bamboo / 演奏、play / R=2 / genr=todays-melody,Re+,other=feeling:~,file-id=~">
            <text:p>:VIDEO / @自室 / 記録 / jap.flute-bamboo / 演奏、play / R=2 / genr=todays-melody,Re+,other=feeling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2022/01/26</text:date>, <text:time>00:3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26T00:35:06.21</dc:date>
    <dc:creator>iwabuchi ken</dc:creator>
    <meta:editing-duration>P42DT11H42M27S</meta:editing-duration>
    <meta:editing-cycles>14353</meta:editing-cycles>
    <meta:document-statistic meta:table-count="1" meta:cell-count="463" meta:object-count="0"/>
    <meta:user-defined meta:name="qrichtext">1</meta:user-defined>
  </office:meta>
</office:document-meta>
</file>